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Heading_20_1">
      <style:paragraph-properties fo:break-before="page"/>
    </style:style>
    <style:style style:name="P4" style:family="paragraph" style:parent-style-name="Text_20_body">
      <style:text-properties fo:font-size="20pt" style:font-size-asian="20pt" style:font-size-complex="20pt"/>
    </style:style>
    <style:style style:name="P5" style:family="paragraph" style:parent-style-name="Text_20_body">
      <style:text-properties fo:language="fr" fo:country="FR"/>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Text_20_body">
      <style:paragraph-properties fo:break-before="page"/>
      <style:text-properties fo:font-size="20pt" fo:language="fr" fo:country="FR" style:font-size-asian="20pt" style:font-size-complex="20pt"/>
    </style:style>
    <style:style style:name="T1" style:family="text">
      <style:text-properties fo:language="fr" fo:country="FR"/>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st Document</text:p>
      <text:p text:style-name="Subtitle"/>
      <text:p text:style-name="P7"/>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Standard">Table of Contents</text:p>
          </text:index-title>
          <text:p text:style-name="P6">Test Document<text:tab/>1</text:p>
          <text:p text:style-name="P6">Header One<text:tab/>3</text:p>
          <text:p text:style-name="P1">Header Two<text:tab/>3</text:p>
          <text:p text:style-name="P2">Header Three<text:tab/>3</text:p>
          <text:p text:style-name="P6">Another Header One<text:tab/>3</text:p>
          <text:p text:style-name="P1">Another Header Two<text:tab/>4</text:p>
          <text:p text:style-name="P2">Another Header Three<text:tab/>4</text:p>
        </text:index-body>
      </text:table-of-content>
      <text:p text:style-name="P5"/>
      <text:h text:style-name="P3" text:outline-level="1">Header One</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2" text:outline-level="2">Header Two</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3" text:outline-level="3">Header Three</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1" text:outline-level="1">Another Header One</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h text:style-name="Heading_20_2" text:outline-level="2">Another Header Two</text:h>
      <text:p text:style-name="P4">Lorem ipsum dolor sit amet, consectetur adipiscing elit. <text:span text:style-name="T1">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span></text:p>
      <text:p text:style-name="P8"/>
      <text:h text:style-name="Heading_20_3" text:outline-level="3">Another Header Three</text:h>
      <text:p text:style-name="P4">Lorem ipsum dolor sit amet, consectetur adipiscing elit. Nunc sed velit in mi molestie feugiat eu et sapien. Vivamus eu mi velit, sit amet lacinia tortor. Aenean sollicitudin, metus vitae laoreet ullamcorper, velit leo pretium mauris, nec ultrices lacus ligula at elit. In rutrum viverra aliquam. Cras dignissim, tellus eu sagittis pellentesque, tortor risus dictum nulla, eu ornare nunc nisl eget ligu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text:chapter text:display="name" text:outline-level="1">Another Header One</text:chapter> <text:s text:c="127"/></text:p>
      </style:header>
      <style:footer>
        <text:p text:style-name="Footer"><text:page-number text:select-page="current">5</text:page-number> of <text:page-count>5</text:page-count> <text:s text:c="138"/><text:date style:data-style-name="N37" text:date-value="2011-02-03T17:15:47.51" text:fixed="true">02/03/11</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11-02-02T14:26:14</meta:creation-date>
    <dc:date>2011-02-03T17:16:10</dc:date>
    <dc:language>en-US</dc:language>
    <meta:editing-cycles>6</meta:editing-cycles>
    <meta:editing-duration>PT8M55S</meta:editing-duration>
    <meta:user-defined meta:name="Info 1"/>
    <meta:user-defined meta:name="Info 2"/>
    <meta:user-defined meta:name="Info 3"/>
    <meta:user-defined meta:name="Info 4"/>
    <meta:document-statistic meta:table-count="0" meta:image-count="0" meta:object-count="0" meta:page-count="5" meta:paragraph-count="23" meta:word-count="417" meta:character-count="2944"/>
  </office:meta>
</office:document-meta>
</file>